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Helvetica2" svg:font-family="Helvetica"/>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998cm" table:align="margins" style:writing-mode="lr-tb"/>
    </style:style>
    <style:style style:name="Table1.A" style:family="table-column">
      <style:table-column-properties style:column-width="4.644cm" style:rel-column-width="20293*"/>
    </style:style>
    <style:style style:name="Table1.B" style:family="table-column">
      <style:table-column-properties style:column-width="10.354cm" style:rel-column-width="4524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4.998cm" table:align="margins" style:writing-mode="lr-tb"/>
    </style:style>
    <style:style style:name="Table2.A" style:family="table-column">
      <style:table-column-properties style:column-width="4.644cm" style:rel-column-width="20293*"/>
    </style:style>
    <style:style style:name="Table2.B" style:family="table-column">
      <style:table-column-properties style:column-width="10.354cm" style:rel-column-width="45242*"/>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4.998cm" table:align="margins" style:writing-mode="lr-tb"/>
    </style:style>
    <style:style style:name="Table4.A" style:family="table-column">
      <style:table-column-properties style:column-width="4.644cm" style:rel-column-width="20293*"/>
    </style:style>
    <style:style style:name="Table4.B" style:family="table-column">
      <style:table-column-properties style:column-width="10.354cm" style:rel-column-width="4524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4.998cm" table:align="margins" style:writing-mode="lr-tb"/>
    </style:style>
    <style:style style:name="Table5.A" style:family="table-column">
      <style:table-column-properties style:column-width="4.644cm" style:rel-column-width="20293*"/>
    </style:style>
    <style:style style:name="Table5.B" style:family="table-column">
      <style:table-column-properties style:column-width="10.354cm" style:rel-column-width="4524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4.998cm" table:align="margins" style:writing-mode="lr-tb"/>
    </style:style>
    <style:style style:name="Table6.A" style:family="table-column">
      <style:table-column-properties style:column-width="4.644cm" style:rel-column-width="20293*"/>
    </style:style>
    <style:style style:name="Table6.B" style:family="table-column">
      <style:table-column-properties style:column-width="10.354cm" style:rel-column-width="45242*"/>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9" style:family="table">
      <style:table-properties style:width="14.998cm" table:align="margins" style:writing-mode="lr-tb"/>
    </style:style>
    <style:style style:name="Table9.A" style:family="table-column">
      <style:table-column-properties style:column-width="4.644cm" style:rel-column-width="20293*"/>
    </style:style>
    <style:style style:name="Table9.B" style:family="table-column">
      <style:table-column-properties style:column-width="10.354cm" style:rel-column-width="45242*"/>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3" style:family="table">
      <style:table-properties style:width="14.998cm" table:align="margins" style:writing-mode="lr-tb"/>
    </style:style>
    <style:style style:name="Table3.A" style:family="table-column">
      <style:table-column-properties style:column-width="4.644cm" style:rel-column-width="20293*"/>
    </style:style>
    <style:style style:name="Table3.B" style:family="table-column">
      <style:table-column-properties style:column-width="10.354cm" style:rel-column-width="4524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0" style:family="table">
      <style:table-properties style:width="14.998cm" table:align="margins" style:writing-mode="lr-tb"/>
    </style:style>
    <style:style style:name="Table10.A" style:family="table-column">
      <style:table-column-properties style:column-width="4.644cm" style:rel-column-width="20293*"/>
    </style:style>
    <style:style style:name="Table10.B" style:family="table-column">
      <style:table-column-properties style:column-width="10.354cm" style:rel-column-width="45242*"/>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4.998cm" table:align="margins" style:writing-mode="lr-tb"/>
    </style:style>
    <style:style style:name="Table11.A" style:family="table-column">
      <style:table-column-properties style:column-width="4.644cm" style:rel-column-width="20293*"/>
    </style:style>
    <style:style style:name="Table11.B" style:family="table-column">
      <style:table-column-properties style:column-width="10.354cm" style:rel-column-width="45242*"/>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ula1" style:family="table">
      <style:table-properties style:width="14.998cm" table:align="margins" style:writing-mode="lr-tb"/>
    </style:style>
    <style:style style:name="Taula1.A" style:family="table-column">
      <style:table-column-properties style:column-width="4.999cm" style:rel-column-width="21845*"/>
    </style:style>
    <style:style style:name="Taula1.A1" style:family="table-cell">
      <style:table-cell-properties fo:padding="0.097cm" fo:border-left="0.002cm solid #000000" fo:border-right="none" fo:border-top="0.002cm solid #000000" fo:border-bottom="0.002cm solid #000000"/>
    </style:style>
    <style:style style:name="Taula1.C1" style:family="table-cell">
      <style:table-cell-properties fo:padding="0.097cm" fo:border="0.002cm solid #000000"/>
    </style:style>
    <style:style style:name="Taula1.A2" style:family="table-cell">
      <style:table-cell-properties fo:padding="0.097cm" fo:border-left="0.002cm solid #000000" fo:border-right="none" fo:border-top="none" fo:border-bottom="0.002cm solid #000000"/>
    </style:style>
    <style:style style:name="Taula1.C2" style:family="table-cell">
      <style:table-cell-properties fo:padding="0.097cm" fo:border-left="0.002cm solid #000000" fo:border-right="0.002cm solid #000000" fo:border-top="none" fo:border-bottom="0.002cm solid #000000"/>
    </style:style>
    <style:style style:name="Taula2" style:family="table">
      <style:table-properties style:width="14.998cm" table:align="margins" style:writing-mode="lr-tb"/>
    </style:style>
    <style:style style:name="Taula2.A" style:family="table-column">
      <style:table-column-properties style:column-width="7.498cm" style:rel-column-width="32767*"/>
    </style:style>
    <style:style style:name="Taula2.B" style:family="table-column">
      <style:table-column-properties style:column-width="7.5cm" style:rel-column-width="32768*"/>
    </style:style>
    <style:style style:name="Taula2.A1" style:family="table-cell">
      <style:table-cell-properties fo:padding="0.097cm" fo:border-left="0.002cm solid #000000" fo:border-right="none" fo:border-top="0.002cm solid #000000" fo:border-bottom="0.002cm solid #000000"/>
    </style:style>
    <style:style style:name="Taula2.B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table-cell-properties fo:padding="0.097cm" fo:border-left="0.002cm solid #000000" fo:border-right="0.002cm solid #000000" fo:border-top="none" fo:border-bottom="0.002cm solid #000000"/>
    </style:style>
    <style:style style:name="Taula3" style:family="table">
      <style:table-properties style:width="14.998cm" table:align="margins" style:writing-mode="lr-tb"/>
    </style:style>
    <style:style style:name="Taula3.A" style:family="table-column">
      <style:table-column-properties style:column-width="3.75cm" style:rel-column-width="16383*"/>
    </style:style>
    <style:style style:name="Taula3.D" style:family="table-column">
      <style:table-column-properties style:column-width="3.75cm" style:rel-column-width="16386*"/>
    </style:style>
    <style:style style:name="Taula3.A1" style:family="table-cell">
      <style:table-cell-properties fo:padding="0.097cm" fo:border-left="0.002cm solid #000000" fo:border-right="none" fo:border-top="0.002cm solid #000000" fo:border-bottom="0.002cm solid #000000"/>
    </style:style>
    <style:style style:name="Taula3.D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D2" style:family="table-cell">
      <style:table-cell-properties fo:padding="0.097cm" fo:border-left="0.002cm solid #000000" fo:border-right="0.002cm solid #000000" fo:border-top="none" fo:border-bottom="0.002cm solid #000000"/>
    </style:style>
    <style:style style:name="Taula4" style:family="table">
      <style:table-properties style:width="14.998cm" table:align="margins" style:writing-mode="lr-tb"/>
    </style:style>
    <style:style style:name="Taula4.A" style:family="table-column">
      <style:table-column-properties style:column-width="3.309cm" style:rel-column-width="14460*"/>
    </style:style>
    <style:style style:name="Taula4.B" style:family="table-column">
      <style:table-column-properties style:column-width="11.689cm" style:rel-column-width="51075*"/>
    </style:style>
    <style:style style:name="Taula4.A1" style:family="table-cell">
      <style:table-cell-properties fo:padding="0.097cm" fo:border-left="0.002cm solid #000000" fo:border-right="none" fo:border-top="0.002cm solid #000000" fo:border-bottom="0.002cm solid #000000"/>
    </style:style>
    <style:style style:name="Taula4.B1" style:family="table-cell">
      <style:table-cell-properties fo:padding="0.097cm" fo:border="0.002cm solid #000000"/>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5" style:family="table">
      <style:table-properties style:width="14.998cm" table:align="margins" style:writing-mode="lr-tb"/>
    </style:style>
    <style:style style:name="Taula5.A" style:family="table-column">
      <style:table-column-properties style:column-width="3.309cm" style:rel-column-width="14460*"/>
    </style:style>
    <style:style style:name="Taula5.B" style:family="table-column">
      <style:table-column-properties style:column-width="11.689cm" style:rel-column-width="51075*"/>
    </style:style>
    <style:style style:name="Taula5.A1" style:family="table-cell">
      <style:table-cell-properties fo:padding="0.097cm" fo:border-left="0.002cm solid #000000" fo:border-right="none" fo:border-top="0.002cm solid #000000" fo:border-bottom="0.002cm solid #000000"/>
    </style:style>
    <style:style style:name="Taula5.B1" style:family="table-cell">
      <style:table-cell-properties fo:padding="0.097cm" fo:border="0.002cm solid #000000"/>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P1" style:family="paragraph" style:parent-style-name="Heading_20_3">
      <style:text-properties style:font-name="Helvetica1"/>
    </style:style>
    <style:style style:name="P2" style:family="paragraph" style:parent-style-name="Heading_20_4">
      <style:text-properties style:font-name="Helvetica1"/>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2pt" style:font-size-asian="12pt" style:font-size-complex="12pt"/>
    </style:style>
    <style:style style:name="P8" style:family="paragraph" style:parent-style-name="Text_20_body">
      <style:paragraph-properties fo:text-align="center" style:justify-single-word="false"/>
      <style:text-properties style:font-name="Times New Roman" fo:font-size="12pt" style:font-size-asian="12pt" style:font-size-complex="12pt"/>
    </style:style>
    <style:style style:name="P9" style:family="paragraph" style:parent-style-name="Text_20_body">
      <style:paragraph-properties fo:text-align="center" style:justify-single-word="false"/>
      <style:text-properties style:font-name="Times New Roman" fo:font-size="12pt" fo:language="ca" fo:country="ES" style:font-size-asian="12pt" style:font-size-complex="12pt"/>
    </style:style>
    <style:style style:name="P10" style:family="paragraph" style:parent-style-name="Text_20_body">
      <style:text-properties style:font-name="Times New Roman" fo:font-size="12pt" fo:language="ca" fo:country="ES" fo:font-style="italic" style:font-size-asian="12pt" style:font-size-complex="12pt"/>
    </style:style>
    <style:style style:name="P11" style:family="paragraph" style:parent-style-name="Text_20_body">
      <style:text-properties style:use-window-font-color="true" fo:font-size="12pt" style:font-name-asian="Helvetica" style:font-size-asian="12pt" style:font-name-complex="Helvetica" style:font-size-complex="12pt"/>
    </style:style>
    <style:style style:name="P12" style:family="paragraph" style:parent-style-name="Text_20_body">
      <style:text-properties style:use-window-font-color="true" style:font-name="Times New Roman" fo:font-size="12pt" style:font-name-asian="Helvetica" style:font-size-asian="12pt" style:font-name-complex="Helvetica" style:font-size-complex="12pt"/>
    </style:style>
    <style:style style:name="P13" style:family="paragraph" style:parent-style-name="Text_20_body">
      <style:text-properties style:use-window-font-color="true" fo:font-style="normal" style:font-name-asian="Helvetica" style:font-style-asian="normal" style:font-name-complex="Helvetica" style:font-style-complex="normal"/>
    </style:style>
    <style:style style:name="P14" style:family="paragraph" style:parent-style-name="Text_20_body">
      <style:text-properties fo:language="ca" fo:country="ES"/>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ext_20_body" style:list-style-name="L1">
      <style:text-properties style:use-window-font-color="true" fo:font-size="11pt" fo:font-style="normal" style:font-name-asian="Helvetica" style:font-size-asian="11pt" style:font-style-asian="normal" style:font-name-complex="Helvetica" style:font-size-complex="11pt" style:font-style-complex="normal"/>
    </style:style>
    <style:style style:name="P18" style:family="paragraph" style:parent-style-name="Text_20_body" style:list-style-name="L2">
      <style:text-properties fo:language="ca" fo:country="ES"/>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text-properties fo:font-weight="bold" style:font-weight-asian="bold" style:font-weight-complex="bold"/>
    </style:style>
    <style:style style:name="P22" style:family="paragraph" style:parent-style-name="Standard" style:list-style-name="L1"/>
    <style:style style:name="P23" style:family="paragraph" style:parent-style-name="Heading_20_4">
      <style:text-properties style:font-name="Helvetica1"/>
    </style:style>
    <style:style style:name="P24" style:family="paragraph" style:parent-style-name="Heading_20_2" style:master-page-name="Standard">
      <style:paragraph-properties style:page-number="auto"/>
      <style:text-properties style:font-name="Helvetica1"/>
    </style:style>
    <style:style style:name="T1" style:family="text">
      <style:text-properties style:use-window-font-color="true" style:font-name="Helvetica" fo:font-size="10pt" style:font-name-asian="Helvetica" style:font-size-asian="10pt" style:font-name-complex="Helvetica" style:font-size-complex="10pt"/>
    </style:style>
    <style:style style:name="T2" style:family="text">
      <style:text-properties style:use-window-font-color="true" style:font-name="Helvetica" fo:font-size="10pt" fo:font-style="italic" style:font-name-asian="Helvetica" style:font-size-asian="10pt" style:font-style-asian="italic" style:font-name-complex="Helvetica" style:font-size-complex="10pt" style:font-style-complex="italic"/>
    </style:style>
    <style:style style:name="T3" style:family="text">
      <style:text-properties style:use-window-font-color="true" style:font-name="Helvetica" fo:font-size="10pt" fo:font-style="normal" style:font-name-asian="Helvetica" style:font-size-asian="10pt" style:font-style-asian="normal" style:font-name-complex="Helvetica" style:font-size-complex="10pt" style:font-style-complex="normal"/>
    </style:style>
    <style:style style:name="T4" style:family="text">
      <style:text-properties style:use-window-font-color="true" style:font-name-asian="Helvetica" style:font-name-complex="Helvetica"/>
    </style:style>
    <style:style style:name="T5" style:family="text">
      <style:text-properties style:use-window-font-color="true" fo:font-size="11pt" style:font-name-asian="Helvetica" style:font-size-asian="11pt" style:font-name-complex="Helvetica" style:font-size-complex="11pt"/>
    </style:style>
    <style:style style:name="T6" style:family="text">
      <style:text-properties style:use-window-font-color="true" fo:font-size="11pt" fo:font-style="normal" style:font-name-asian="Helvetica" style:font-size-asian="11pt" style:font-style-asian="normal" style:font-name-complex="Helvetica" style:font-size-complex="11pt" style:font-style-complex="normal"/>
    </style:style>
    <style:style style:name="T7" style:family="text">
      <style:text-properties style:use-window-font-color="true" fo:font-size="11pt" fo:font-style="normal" style:font-name-asian="ArialMT" style:font-size-asian="11pt" style:font-style-asian="normal" style:font-name-complex="ArialMT" style:font-size-complex="11pt" style:font-style-complex="normal"/>
    </style:style>
    <style:style style:name="T8" style:family="text">
      <style:text-properties style:use-window-font-color="true" fo:font-style="italic" style:font-name-asian="Helvetica" style:font-style-asian="italic" style:font-name-complex="Helvetica" style:font-style-complex="italic"/>
    </style:style>
    <style:style style:name="T9" style:family="text">
      <style:text-properties style:use-window-font-color="true" fo:font-style="normal" style:font-name-asian="Helvetica" style:font-style-asian="normal" style:font-name-complex="Helvetica" style:font-style-complex="normal"/>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fo:font-size="12pt" fo:font-style="normal" style:font-name-asian="Helvetica" style:font-size-asian="12pt" style:font-style-asian="normal" style:font-name-complex="Helvetica" style:font-size-complex="12pt" style:font-style-complex="normal"/>
    </style:style>
    <style:style style:name="T12" style:family="text">
      <style:text-properties style:use-window-font-color="true" style:font-name-asian="ArialMT" style:font-name-complex="ArialMT"/>
    </style:style>
    <style:style style:name="T13" style:family="text">
      <style:text-properties fo:language="en" fo:country="US"/>
    </style:style>
    <style:style style:name="T14" style:family="text">
      <style:text-properties fo:font-style="italic"/>
    </style:style>
    <style:style style:name="T15" style:family="text">
      <style:text-properties fo:language="ca" fo:country="ES"/>
    </style:style>
    <style:style style:name="T16" style:family="text">
      <style:text-properties fo:language="ca" fo:country="ES" fo:font-style="italic"/>
    </style:style>
    <style:style style:name="T17" style:family="text">
      <style:text-properties fo:font-size="12pt" style:font-size-asian="12pt" style:font-size-complex="12pt"/>
    </style:style>
    <style:style style:name="T18" style:family="text">
      <style:text-properties style:font-name="Times New Roman" fo:font-size="12pt" style:font-size-asian="12pt" style:font-size-complex="12pt"/>
    </style:style>
    <style:style style:name="T19" style:family="text">
      <style:text-properties style:font-name="Helvetica2" fo:font-size="10pt" fo:language="ca" fo:country="ES"/>
    </style:style>
    <style:style style:name="T20" style:family="text">
      <style:text-properties style:font-name="Helvetica2" fo:font-size="10pt" fo:language="ca" fo:country="ES" fo:font-style="italic"/>
    </style:style>
    <text:list-style style:name="L1">
      <text:list-level-style-bullet text:level="1" text:style-name="Bullet_20_Symbols" style:num-suffix="." text:bullet-char="●">
        <style:list-level-properties text:list-level-position-and-space-mode="label-width-and-position"/>
        <style:text-properties style:font-name="StarSymbol"/>
      </text:list-level-style-bullet>
      <text:list-level-style-bullet text:level="2" text:style-name="Bullet_20_Symbols" style:num-suffix="." text:bullet-char="○">
        <style:list-level-properties text:list-level-position-and-space-mode="label-width-and-position"/>
        <style:text-properties style:font-name="StarSymbol"/>
      </text:list-level-style-bullet>
      <text:list-level-style-bullet text:level="3" text:style-name="Bullet_20_Symbols" style:num-suffix="." text:bullet-char="■">
        <style:list-level-properties text:list-level-position-and-space-mode="label-width-and-position"/>
        <style:text-properties style:font-name="StarSymbol"/>
      </text:list-level-style-bullet>
      <text:list-level-style-bullet text:level="4" text:style-name="Bullet_20_Symbols" style:num-suffix="." text:bullet-char="●">
        <style:list-level-properties text:list-level-position-and-space-mode="label-width-and-position"/>
        <style:text-properties style:font-name="StarSymbol"/>
      </text:list-level-style-bullet>
      <text:list-level-style-bullet text:level="5" text:style-name="Bullet_20_Symbols" style:num-suffix="." text:bullet-char="○">
        <style:list-level-properties text:list-level-position-and-space-mode="label-width-and-position"/>
        <style:text-properties style:font-name="StarSymbol"/>
      </text:list-level-style-bullet>
      <text:list-level-style-bullet text:level="6" text:style-name="Bullet_20_Symbols" style:num-suffix="." text:bullet-char="■">
        <style:list-level-properties text:list-level-position-and-space-mode="label-width-and-position"/>
        <style:text-properties style:font-name="StarSymbol"/>
      </text:list-level-style-bullet>
      <text:list-level-style-bullet text:level="7" text:style-name="Bullet_20_Symbols" style:num-suffix="." text:bullet-char="●">
        <style:list-level-properties text:list-level-position-and-space-mode="label-width-and-position"/>
        <style:text-properties style:font-name="StarSymbol"/>
      </text:list-level-style-bullet>
      <text:list-level-style-bullet text:level="8" text:style-name="Bullet_20_Symbols" style:num-suffix="." text:bullet-char="○">
        <style:list-level-properties text:list-level-position-and-space-mode="label-width-and-position"/>
        <style:text-properties style:font-name="StarSymbol"/>
      </text:list-level-style-bullet>
      <text:list-level-style-bullet text:level="9" text:style-name="Bullet_20_Symbols" style:num-suffix="." text:bullet-char="■">
        <style:list-level-properties text:list-level-position-and-space-mode="label-width-and-position"/>
        <style:text-properties style:font-name="StarSymbol"/>
      </text:list-level-style-bullet>
      <text:list-level-style-bullet text:level="10" text:style-name="Bullet_20_Symbols" style:num-suffix="." text:bullet-char="●">
        <style:list-level-properties text:list-level-position-and-space-mode="label-width-and-position"/>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width-and-position"/>
        <style:text-properties style:font-name="StarSymbol"/>
      </text:list-level-style-bullet>
      <text:list-level-style-bullet text:level="2" text:style-name="Bullet_20_Symbols" style:num-suffix="." text:bullet-char="○">
        <style:list-level-properties text:list-level-position-and-space-mode="label-width-and-position"/>
        <style:text-properties style:font-name="StarSymbol"/>
      </text:list-level-style-bullet>
      <text:list-level-style-bullet text:level="3" text:style-name="Bullet_20_Symbols" style:num-suffix="." text:bullet-char="■">
        <style:list-level-properties text:list-level-position-and-space-mode="label-width-and-position"/>
        <style:text-properties style:font-name="StarSymbol"/>
      </text:list-level-style-bullet>
      <text:list-level-style-bullet text:level="4" text:style-name="Bullet_20_Symbols" style:num-suffix="." text:bullet-char="●">
        <style:list-level-properties text:list-level-position-and-space-mode="label-width-and-position"/>
        <style:text-properties style:font-name="StarSymbol"/>
      </text:list-level-style-bullet>
      <text:list-level-style-bullet text:level="5" text:style-name="Bullet_20_Symbols" style:num-suffix="." text:bullet-char="○">
        <style:list-level-properties text:list-level-position-and-space-mode="label-width-and-position"/>
        <style:text-properties style:font-name="StarSymbol"/>
      </text:list-level-style-bullet>
      <text:list-level-style-bullet text:level="6" text:style-name="Bullet_20_Symbols" style:num-suffix="." text:bullet-char="■">
        <style:list-level-properties text:list-level-position-and-space-mode="label-width-and-position"/>
        <style:text-properties style:font-name="StarSymbol"/>
      </text:list-level-style-bullet>
      <text:list-level-style-bullet text:level="7" text:style-name="Bullet_20_Symbols" style:num-suffix="." text:bullet-char="●">
        <style:list-level-properties text:list-level-position-and-space-mode="label-width-and-position"/>
        <style:text-properties style:font-name="StarSymbol"/>
      </text:list-level-style-bullet>
      <text:list-level-style-bullet text:level="8" text:style-name="Bullet_20_Symbols" style:num-suffix="." text:bullet-char="○">
        <style:list-level-properties text:list-level-position-and-space-mode="label-width-and-position"/>
        <style:text-properties style:font-name="StarSymbol"/>
      </text:list-level-style-bullet>
      <text:list-level-style-bullet text:level="9" text:style-name="Bullet_20_Symbols" style:num-suffix="." text:bullet-char="■">
        <style:list-level-properties text:list-level-position-and-space-mode="label-width-and-position"/>
        <style:text-properties style:font-name="StarSymbol"/>
      </text:list-level-style-bullet>
      <text:list-level-style-bullet text:level="10" text:style-name="Bullet_20_Symbols" style:num-suffix="." text:bullet-char="●">
        <style:list-level-properties text:list-level-position-and-space-mode="label-width-and-position"/>
        <style:text-properties style:font-name="StarSymbol"/>
      </text:list-level-style-bullet>
    </text:list-style>
    <text:list-style style:name="L4">
      <text:list-level-style-bullet text:level="1" text:style-name="Bullet_20_Symbols" style:num-suffix="." text:bullet-char="●">
        <style:list-level-properties text:list-level-position-and-space-mode="label-width-and-position"/>
        <style:text-properties style:font-name="StarSymbol"/>
      </text:list-level-style-bullet>
      <text:list-level-style-bullet text:level="2" text:style-name="Bullet_20_Symbols" style:num-suffix="." text:bullet-char="○">
        <style:list-level-properties text:list-level-position-and-space-mode="label-width-and-position"/>
        <style:text-properties style:font-name="StarSymbol"/>
      </text:list-level-style-bullet>
      <text:list-level-style-bullet text:level="3" text:style-name="Bullet_20_Symbols" style:num-suffix="." text:bullet-char="■">
        <style:list-level-properties text:list-level-position-and-space-mode="label-width-and-position"/>
        <style:text-properties style:font-name="StarSymbol"/>
      </text:list-level-style-bullet>
      <text:list-level-style-bullet text:level="4" text:style-name="Bullet_20_Symbols" style:num-suffix="." text:bullet-char="●">
        <style:list-level-properties text:list-level-position-and-space-mode="label-width-and-position"/>
        <style:text-properties style:font-name="StarSymbol"/>
      </text:list-level-style-bullet>
      <text:list-level-style-bullet text:level="5" text:style-name="Bullet_20_Symbols" style:num-suffix="." text:bullet-char="○">
        <style:list-level-properties text:list-level-position-and-space-mode="label-width-and-position"/>
        <style:text-properties style:font-name="StarSymbol"/>
      </text:list-level-style-bullet>
      <text:list-level-style-bullet text:level="6" text:style-name="Bullet_20_Symbols" style:num-suffix="." text:bullet-char="■">
        <style:list-level-properties text:list-level-position-and-space-mode="label-width-and-position"/>
        <style:text-properties style:font-name="StarSymbol"/>
      </text:list-level-style-bullet>
      <text:list-level-style-bullet text:level="7" text:style-name="Bullet_20_Symbols" style:num-suffix="." text:bullet-char="●">
        <style:list-level-properties text:list-level-position-and-space-mode="label-width-and-position"/>
        <style:text-properties style:font-name="StarSymbol"/>
      </text:list-level-style-bullet>
      <text:list-level-style-bullet text:level="8" text:style-name="Bullet_20_Symbols" style:num-suffix="." text:bullet-char="○">
        <style:list-level-properties text:list-level-position-and-space-mode="label-width-and-position"/>
        <style:text-properties style:font-name="StarSymbol"/>
      </text:list-level-style-bullet>
      <text:list-level-style-bullet text:level="9" text:style-name="Bullet_20_Symbols" style:num-suffix="." text:bullet-char="■">
        <style:list-level-properties text:list-level-position-and-space-mode="label-width-and-position"/>
        <style:text-properties style:font-name="StarSymbol"/>
      </text:list-level-style-bullet>
      <text:list-level-style-bullet text:level="10" text:style-name="Bullet_20_Symbols" style:num-suffix="." text:bullet-char="●">
        <style:list-level-properties text:list-level-position-and-space-mode="label-width-and-positio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Test Plan</text:h>
      <text:h text:style-name="P1" text:outline-level="3">Objectiu</text:h>
      <text:p text:style-name="Text_20_body">El test plan és la part del sistema que tindrà com a responsabilitat la de provar els diferents components que formen el sistema que hem dissenyar per a comprovar el correcte funcionament dels diversos elements. Així doncs, els objectius que persegueix el test plan són els següents:</text:p>
      <text:list text:style-name="L1">
        <text:list-item>
          <text:p text:style-name="P22">Identificar els components software que haurien de ser provats. </text:p>
        </text:list-item>
        <text:list-item>
          <text:p text:style-name="P22">Enumerar els requeriments que han de complir les proves. </text:p>
        </text:list-item>
        <text:list-item>
          <text:p text:style-name="P22">Recomanar i descriure les estratègies de prova a utilitzar. </text:p>
        </text:list-item>
        <text:list-item>
          <text:p text:style-name="P22"><text:span text:style-name="T6">Identificar els recursos necessaris i fer una estimació</text:span><text:span text:style-name="T7"> </text:span></text:p>
        </text:list-item>
        <text:list-item>
          <text:p text:style-name="P17">Llistar els entregables de les proves del projecte</text:p>
        </text:list-item>
      </text:list>
      <text:h text:style-name="Heading_20_3" text:outline-level="3">Abast</text:h>
      <text:p text:style-name="Text_20_body">En aquest apartat el que farem serà detallar quin tipus de proves realitzarem sobre el nostre sistema per a comprovar el seu correcte funcionament. El conjunt de proves que realitzarem tindran per objecte dos punts ben diferenciats; d'una banda comprovarem el funcionament de cadascuna de les components per separat, de manera que poguem comprovar la funcionalitat del sistema. En segon lloc comprovarem el funcionament global del sistema amb l'objectiu de comprovar principalment la seva usabilitat.</text:p>
      <text:p text:style-name="P14">Es provaran els següents casos d’ús:</text:p>
      <text:list text:style-name="L2">
        <text:list-item>
          <text:p text:style-name="P18">Cancel·lar comanda</text:p>
        </text:list-item>
        <text:list-item>
          <text:p text:style-name="P18">Consultar comanda</text:p>
        </text:list-item>
        <text:list-item>
          <text:p text:style-name="P18">Contractació de transport especial</text:p>
        </text:list-item>
        <text:list-item>
          <text:p text:style-name="P18">Crear ruta</text:p>
        </text:list-item>
        <text:list-item>
          <text:p text:style-name="P18">Demanar pressupost comanda</text:p>
        </text:list-item>
        <text:list-item>
          <text:p text:style-name="P18">Demanar pressupost contracte</text:p>
        </text:list-item>
      </text:list>
      <text:p text:style-name="Text_20_body">En cada cas d’ús es prioritzaran uns aspectes. En els casos d’ús d’alta es provarà la interfície, la integritat de les dades i la funcionalitat. En els casos d’ús de cancel·lar comanda a més a més es comprovarà l'estat del sistema després de la seva aplicació per a comprovar que es trova consistent amb el resultat després de la seva aplicació.</text:p>
      <text:p text:style-name="Text_20_body">A més, en general, s’haurà de provar la seguretat del sistema i la recuperabilitat de les dades.</text:p>
      <text:h text:style-name="Heading_20_3" text:outline-level="3">Requeriments per les proves</text:h>
      <text:p text:style-name="Text_20_body">A continuació presentem un llistat de tots aquells elements (hardware, software, elements de suport,...) que seran objecte de diverses proves per avaluar, no només el seu correcte funcionament sinó també la seva eficiència, per a comprovar si és correspon amb la adequada per a que es puguin desenvolupar totes les funcionalitats del sistema i a més a més siguin les pactades amb el client.</text:p>
      <text:h text:style-name="Heading_20_4" text:outline-level="4">Proves de dades i d'integritat de la base de dades</text:h>
      <text:p text:style-name="Text_20_body">Les proves sobre la base de dades el que persegueixen són provar les diverses accions <text:s/>que és poden realitzar sobre la base de dades.</text:p>
      <text:p text:style-name="Text_20_body"><text:soft-page-break/>Les característiques que volem provar sobre la base de dades serien les següents:</text:p>
      <text:list text:style-name="L3">
        <text:list-item>
          <text:p text:style-name="P19">Verificar que es poden fer INSERTS, DELETS i UPDATES a les diferents taules de la base de dades, així com controlar que aquestes accions només puguin ser executades pels usuaris que tinguin els permisos suficients per a realitzar-les</text:p>
        </text:list-item>
        <text:list-item>
          <text:p text:style-name="P19">Verificar que la base de dades suporta l'accés simultani (carrega de treball) del número d'usuaris màxim previst d'usuaris que faran consultes simultàniament sobre la base de dades.</text:p>
        </text:list-item>
      </text:list>
      <text:h text:style-name="P2" text:outline-level="4" text:is-list-header="true">Proves de Funcionalitat</text:h>
      <text:p text:style-name="Text_20_body">El sistema ha de permetre gestionar un gran nombre d'usuaris i comandes, ja que al tractar-se d'una empresa de transports, aquesta manega molta informació relacionada a cadascuna de les comandes que és realitzen. A més a més cal garantir que el futur creixement de l'empresa sigui permés per el software que s'està dissenyant.</text:p>
      <text:p text:style-name="Text_20_body">Amb tot això marquem com a objectiu que el sistema sigui capaç d'aguantar una carrega de treball de 10,000 clients i 10,000,000 de comandes, tant actives com inactives.</text:p>
      <text:h text:style-name="P2" text:outline-level="4">Proves d'interfície d'usuari</text:h>
      <text:p text:style-name="Text_20_body">Les proves de la interfície d'usuari es centreran principalment en provar tots els elements que conformen la interfície gràfica per a verificar, no només el seu correcte funcionament, si no que també cal considerar tota una serie d'aspectes importants per a una interfície:</text:p>
      <text:list text:style-name="L4">
        <text:list-item>
          <text:p text:style-name="P20">Verificar que el conjunt de totes les vistes que varem identificar als StoryBoards es corresponen amb el que realment s'ha implementat</text:p>
        </text:list-item>
        <text:list-item>
          <text:p text:style-name="P20">Comprovar que la informació que es presenta a pantalla és pot comprendre fàcilment i és intuïtiva la distribució dels botons i la informació a la pròpia finestra.</text:p>
        </text:list-item>
        <text:list-item>
          <text:p text:style-name="P20">Assegurar-se que les operacions crítiques estan protegides amb una segona pantalla de confirmació.</text:p>
        </text:list-item>
        <text:list-item>
          <text:p text:style-name="P20">Verificar que totes les pantalles tenen un format similar als programes més comuns.</text:p>
        </text:list-item>
      </text:list>
      <text:h text:style-name="P2" text:outline-level="4">Proves d'actuació</text:h>
      <text:p text:style-name="Text_20_body">El sistema ha de proporcionar un accés el sistema el suficientment ràpid com per a no dificultar la feina tant dels propis treballadors de la empresa, com dels clients de l'empresa. És important remarcar aquest fet, perquè per part dels empleats, aquesta rapidesa repercutirà directament en la seva productivitat, mentre que pels clients és clau aportar-lis sistema que els proporcioni la suficient rapidesa com per a sentir-se còmodes amb el sistema.</text:p>
      <text:p text:style-name="Text_20_body">Hi ha que tenir un punt clar en tot això. El fet que el sistema es desenvolupi en la seva totalitat en un apartat web implica que no només influeixen paràmetres del propi software, si no que el tipus de connexió utilitzat per a connectar-se als nostres serveis serà un paràmetre a tenir en compte, que no podem assegurar quin tipus de connexió serà el que utilitzarà i per tant és una incògnita.</text:p>
      <text:p text:style-name="Text_20_body">Així doncs tindrem que tenir en compte que els càlculs es realitzaran sobre la suposició de que l'usuari es connectarà utilitzant una velocitat de línia que es trobi en la mitjà de la que els usuaris disposen.</text:p>
      <text:p text:style-name="Text_20_body"><text:soft-page-break/>Amb tot això establim el temps d'accés entorn a 10 segons com a màxim de temps que transcorre entre cadascuna de les finestres.</text:p>
      <text:h text:style-name="P2" text:outline-level="4">Proves de càrrega</text:h>
      <text:p text:style-name="Text_20_body">En aquest sistema serà especialment crític la verificació de quina és la càrrega d'usuaris que pot suportar al mateix temps el sistema. Es un tema especialment important, ja que tant els empleats de l'empresa com els propis usuaris fan servir la mateixa interfície per accedir a la aplicació i la fallada d'aquest provocaria fortes pèrdues a l'empresa ja que no podria operar amb normalitat.</text:p>
      <text:p text:style-name="Text_20_body">Així doncs es tindrà que comprovar si es pot accedir concurrentment als servidors que hospedegen el sistema, així com la base de dades. Després d'haver realitzat una avaluació amb l'empresa de les necessitats que pot tenir, varem concloure que instantàniament <text:s/>entre 50 i 100 persones al mateix moment.</text:p>
      <text:h text:style-name="P2" text:outline-level="4">Proves de Seguretat i Control d'accés</text:h>
      <text:p text:style-name="Text_20_body">Com ja hem dit els empleats de l'empresa i els clients de la mateixa compartiran la mateixa interfície i és per això que es fa imprescindible un control exhaustiu de l'accés a cadascuna de les funcionalitats que ofereix el sistema.</text:p>
      <text:p text:style-name="Text_20_body">Així doncs es tindrà que verificar que cada usuari només podrà accedir a les funcions que corresponen al seu rol. En principi existirà un rol que tindrà totes les funcionalitats i dades de l'aplicació de manera que aquest serà el que repartirà els diversos rols a la resta de persones que puguin accedir a la aplicació amb un cert nivell de privilegis.</text:p>
      <text:p text:style-name="Text_20_body">La designació de quins seran els rols de l'empresa ja han set descrits en apartats anteriors.</text:p>
      <text:h text:style-name="P2" text:outline-level="4">Proves de fallades i recuperació</text:h>
      <text:p text:style-name="Text_20_body">L'estabilitat del sistema enfront a fallades i les maneres en que aquest es recuperarà és un altre dels elements crítics del sistema. Degut al fet de que tota la informació de les comandes estarà en format digital, és de vital importància que el sistema estigui el 100% del temps accessible, especialment a l'horari laboral que serà quan els propis empleats de l'empresa accediran per a realitzar les conseqüents transaccions i els propis clients accediran per a consultar les seves comandes. Així doncs <text:s text:c="2"/>tindrem que comprovar l'estabilitat del sistema enfront a fallades provocades i com el sistema es recupera d'elles després d'haver-se produït, tornant a un estat d'estabilitat que permeti estar plenament operatiu.</text:p>
      <text:p text:style-name="Text_20_body">En tot cas, i en previsió d'una pèrdua important de la informació <text:s/>serà necessari planificar adequadament un sistema de <text:span text:style-name="T13">backup</text:span> que permeti recuperar la informació el més recent possible de l'estat del sistema abans de la fallada. Així doncs, tindrem que provar que les tècniques de recuperació d'informació aplicades en el conjunt <text:s/>del sistema realment permetrien recuperar-se d'aquesta pèrdua.</text:p>
      <text:h text:style-name="P2" text:outline-level="4">Proves de configuració</text:h>
      <text:p text:style-name="Text_20_body">Degut a que el sistema es basa en una interfície web serà necessari comprovar la seva funcionalitat, visualització bàsicament, sobre els diversos navegadors existents al mercat, especialment els que són utilitzats majoritariament per els usuaris i sobretot <text:s/>per aquell navegador utilitzat per la pròpia empresa.</text:p>
      <text:h text:style-name="P2" text:outline-level="4"><text:soft-page-break/>Proves d'instal·lació</text:h>
      <text:p text:style-name="Text_20_body">No serà necessari realitzar proves d'instal·lació ja que el sistema es visualitzarà directament a través d'un navegador web, i per tant no serà responsabilitat de l'empresa el seu manteniment.</text:p>
      <text:h text:style-name="Heading_20_3" text:outline-level="3">Estratègia de les proves</text:h>
      <text:p text:style-name="Text_20_body">En aquesta secció definirem com farem el conjunt de proves que havíem definit a l'apartat anterior.</text:p>
      <text:p text:style-name="Text_20_body">Les consideracions principals per l'estratègia de les proves són les tècniques que seran usades i el criteri per saber quan la prova és completa.</text:p>
      <text:p text:style-name="Text_20_body">A més de les consideracions que haurem de fer per cada prova, totes les proves s'haurien d'executar en un entorn segur, amb bases de dades conegudes i controlades.</text:p>
      <text:h text:style-name="P2" text:outline-level="4">Proves de dades i d'integritat de la Base de Dades</text:h>
      <text:p text:style-name="P11">La Base de Dades i els procediments haurien de ser provats com un sistema separat, sense l'aplicació com a interfície. Un cop s'asseguri el seu correcte funcionament, es pot provar conjuntament. </text:p>
      <table:table table:name="Table1" table:style-name="Table1">
        <table:table-column table:style-name="Table1.A"/>
        <table:table-column table:style-name="Table1.B"/>
        <table:table-row>
          <table:table-cell table:style-name="Table1.A1" office:value-type="string">
            <text:p text:style-name="P3">Objectiu de la prova</text:p>
          </table:table-cell>
          <table:table-cell table:style-name="Table1.B1" office:value-type="string">
            <text:p text:style-name="Text_20_body">Assegurar-nos que els mètodes d'accés a la Base de Dades i els procediments funcionen correctament, amb integritat de les dades. Comprovar possibles vulnerabilitats de la Base de Dades per evitar accessos no </text:p>
          </table:table-cell>
        </table:table-row>
        <table:table-row>
          <table:table-cell table:style-name="Table1.A2" office:value-type="string">
            <text:p text:style-name="P3">Tècnica</text:p>
          </table:table-cell>
          <table:table-cell table:style-name="Table1.B2" office:value-type="string">
            <text:p text:style-name="Text_20_body">- Realitzar cadascuna de les operacions permeses sobre cadascuna de les taules de la Base de Dades <text:s/>amb tot tipus de dades.</text:p>
            <text:p text:style-name="Text_20_body">- Revisar que les modificacions que implicaven les operacions que s'han realitzat han realitzat allò que realment s'esperava.</text:p>
            <text:p text:style-name="Text_20_body">- Comprovar que les operacions que eliminin instàncies de la Base de Dades eliminant tots els elements relacionats amb elles i no deixin parts inútils de les mateixes.</text:p>
          </table:table-cell>
        </table:table-row>
        <table:table-row>
          <table:table-cell table:style-name="Table1.A2" office:value-type="string">
            <text:p text:style-name="P3">Criteris de correctesa</text:p>
          </table:table-cell>
          <table:table-cell table:style-name="Table1.B2" office:value-type="string">
            <text:p text:style-name="Text_20_body">Tots els mètodes d'accés i procediments han de retornar els resultats esperats i amb el temps d'accés dessitjat</text:p>
          </table:table-cell>
        </table:table-row>
        <table:table-row>
          <table:table-cell table:style-name="Table1.A2" office:value-type="string">
            <text:p text:style-name="P3">Consideracions especials</text:p>
          </table:table-cell>
          <table:table-cell table:style-name="Table1.B2" office:value-type="string">
            <text:p text:style-name="Text_20_body"><text:span text:style-name="T4">- Es necessitaran </text:span><text:span text:style-name="T8">drivers</text:span><text:span text:style-name="T9"> i eines per tal de poder entrar dades directament </text:span>a la base de dades. </text:p>
            <text:p text:style-name="Text_20_body">- Els processos s'haurien d'invocar manualment </text:p>
            <text:p text:style-name="Text_20_body">- S'hauria de treballar amb una Base de Dades petita per incrementar la <text:span text:style-name="T9">visibilitat dels errors no esperats. </text:span></text:p>
            <text:p text:style-name="P13">- Es tindria que intentar realitzar accessos il·legals sobre la base de dades per a comprovar possibles vulnerabilitats que puguin permetre accedir a usuaris no desitjats</text:p>
          </table:table-cell>
        </table:table-row>
      </table:table>
      <text:h text:style-name="P2" text:outline-level="4"><text:soft-page-break/>Proves de funcionalitat</text:h>
      <text:p text:style-name="Text_20_body"><text:span text:style-name="T10">Les Proves de Funcionalitat s'haurien de centrar en els requeriments que es poden traduir directament a casos d'ús, i en les regles de negoci. Els objectius principals d'aquestes proves són: l'acceptació de dades vàlides, el tractament, la recuperació de dades i la correcta implementació de les regles de negoci. <text:s/></text:span><text:span text:style-name="T5"><text:s text:c="3"/></text:span></text:p>
      <table:table table:name="Table2" table:style-name="Table2">
        <table:table-column table:style-name="Table2.A"/>
        <table:table-column table:style-name="Table2.B"/>
        <table:table-row>
          <table:table-cell table:style-name="Table2.A1" office:value-type="string">
            <text:p text:style-name="P3">Objectiu de la prova</text:p>
          </table:table-cell>
          <table:table-cell table:style-name="Table2.B1" office:value-type="string">
            <text:p text:style-name="P5"><text:span text:style-name="T4">Assegurar-se del correcte tractament i recuperació de dades, i de la </text:span><text:span text:style-name="T4">navegació per l'aplicació. </text:span></text:p>
          </table:table-cell>
        </table:table-row>
        <table:table-row>
          <table:table-cell table:style-name="Table2.A2" office:value-type="string">
            <text:p text:style-name="P3">Tècnica</text:p>
          </table:table-cell>
          <table:table-cell table:style-name="Table2.B2" office:value-type="string">
            <text:p text:style-name="P5">Executar cada cas d'ús, o flux, usant dades vàlides i invàlides, verificant que: </text:p>
            <text:p text:style-name="P5">- Ocorren els resultats esperats quan s'usen dades vàlides.</text:p>
            <text:p text:style-name="P5">- Es disparen els errors apropiats quan s'usen dades invàlides. </text:p>
            <text:p text:style-name="P5">- Cada regla de negoci es aplicada correctament. </text:p>
          </table:table-cell>
        </table:table-row>
        <table:table-row>
          <table:table-cell table:style-name="Table2.A2" office:value-type="string">
            <text:p text:style-name="P3">Criteris de correctesa</text:p>
          </table:table-cell>
          <table:table-cell table:style-name="Table2.B2" office:value-type="string">
            <text:p text:style-name="P5">Tots els casos provats han estat executats. </text:p>
            <text:p text:style-name="P5">Els errors previstos han estat detectats. </text:p>
          </table:table-cell>
        </table:table-row>
        <table:table-row>
          <table:table-cell table:style-name="Table2.A2" office:value-type="string">
            <text:p text:style-name="P3">Consideracions especials</text:p>
          </table:table-cell>
          <table:table-cell table:style-name="Table2.B2" office:value-type="string">
            <text:p text:style-name="P11">Fixar-se en la introducció de dades de forma simultània a través de dos terminals.</text:p>
          </table:table-cell>
        </table:table-row>
      </table:table>
      <text:h text:style-name="P2" text:outline-level="4">Proves de la interfície d'usuari</text:h>
      <text:p text:style-name="Text_20_body">Les Proves de la Interfície d'usuari es centren en verificar interacció de l'usuari amb el sistema. </text:p>
      <text:p text:style-name="Text_20_body">L'objectiu és verificar que la interfície proporciona a l'usuari l'accés i navegació a través de les funcions de l'aplicació. A més, s'hauria de verificar que la interfície i el seu funcionament és semblant als estàndards habituals. Un altre fet important que cal comprovar és que qualsevol de les accions que és realitzin sobre la interficie no tinguin generin inestabilitat al sistema.</text:p>
      <table:table table:name="Table4" table:style-name="Table4">
        <table:table-column table:style-name="Table4.A"/>
        <table:table-column table:style-name="Table4.B"/>
        <table:table-row>
          <table:table-cell table:style-name="Table4.A1" office:value-type="string">
            <text:p text:style-name="P3">Objectiu de la prova</text:p>
          </table:table-cell>
          <table:table-cell table:style-name="Table4.B1" office:value-type="string">
            <text:p text:style-name="Text_20_body">Verificar: </text:p>
            <text:p text:style-name="Text_20_body">- Que la navegabilitat a través de l'aplicació reflecteixi el model de negoci i requeriments, finestra a finestra, camp a camp, i l'ús dels mètodes d'accés (tabuladors, moviment del ratolí, tecles d'abreviació). </text:p>
            <text:p text:style-name="Text_20_body">- Que les els objectes de finestres i les seves característiques, menús, mida, posició a la pantalla, botons, etc, estan conforme als estàndards. </text:p>
          </table:table-cell>
        </table:table-row>
        <table:table-row>
          <table:table-cell table:style-name="Table4.A2" office:value-type="string">
            <text:p text:style-name="P3">Tècnica</text:p>
          </table:table-cell>
          <table:table-cell table:style-name="Table4.B2" office:value-type="string">
            <text:p text:style-name="Text_20_body">Crear/modificar tests per cada finestra tot verificant la navegabilitat i l'estat de cada objecte l'objecte per cada aplicació amb finestres. </text:p>
          </table:table-cell>
        </table:table-row>
        <table:table-row>
          <table:table-cell table:style-name="Table4.A2" office:value-type="string">
            <text:p text:style-name="P3">Criteris de correctesa</text:p>
          </table:table-cell>
          <table:table-cell table:style-name="Table4.B2" office:value-type="string">
            <text:p text:style-name="P11">Cada finestra compleixi que roman consistent amb l'aplicació i amb un estàndard acceptable. </text:p>
          </table:table-cell>
        </table:table-row>
        <table:table-row>
          <table:table-cell table:style-name="Table4.A2" office:value-type="string">
            <text:p text:style-name="P3">Consideracions <text:soft-page-break/>especials</text:p>
          </table:table-cell>
          <table:table-cell table:style-name="Table4.B2" office:value-type="string">
            <text:p text:style-name="Text_20_body">Segurament no totes les funcionalitats estaran <text:soft-page-break/>implementades. </text:p>
          </table:table-cell>
        </table:table-row>
      </table:table>
      <text:h text:style-name="P2" text:outline-level="4">Proves d'actuació</text:h>
      <text:p text:style-name="P6"><text:span text:style-name="T4">Les Proves d'actuació mesuren el temps de resposta, el temps de transaccions, i altres requeriments dependents del temps. L'objectiu de les proves d'actuació és de validar que els requeriments anteriors es compleixen. Normalment les proves d'actuació s'executen moltes vegades, cadascuna usant un estat diferent del sistema. La primera prova hauria de fer-se amb un estat </text:span><text:span text:style-name="T8">normal</text:span><text:span text:style-name="T9">, del sistema, similar al més comú que es pot trobar l'usuari. Una segona prova hauria d'usar càrregues fortes de dades. </text:span></text:p>
      <text:p text:style-name="Text_20_body"><text:span text:style-name="T11">A més, aquestes proves es poden utilitzar per recomanar una configuració mínima de hardware amb la qual s'aconsegueixin temps bons.</text:span><text:span text:style-name="T6"> </text:span></text:p>
      <table:table table:name="Table5" table:style-name="Table5">
        <table:table-column table:style-name="Table5.A"/>
        <table:table-column table:style-name="Table5.B"/>
        <table:table-row>
          <table:table-cell table:style-name="Table5.A1" office:value-type="string">
            <text:p text:style-name="P3">Objectiu de la prova</text:p>
          </table:table-cell>
          <table:table-cell table:style-name="Table5.B1" office:value-type="string">
            <text:p text:style-name="Text_20_body">Validar el temps de resposta del sistema en determinades transaccions o funcions de negoci en dos casos: </text:p>
            <text:p text:style-name="Text_20_body">- En condicions normals de volum de dades. </text:p>
            <text:p text:style-name="Text_20_body">- En un cas pitjor de volum de dades. </text:p>
          </table:table-cell>
        </table:table-row>
        <table:table-row>
          <table:table-cell table:style-name="Table5.A2" office:value-type="string">
            <text:p text:style-name="P3">Tècnica</text:p>
          </table:table-cell>
          <table:table-cell table:style-name="Table5.B2" office:value-type="string">
            <text:p text:style-name="Text_20_body">Usar Scripts per incrementar el nombre de dades i de transaccions. </text:p>
            <text:p text:style-name="Text_20_body">Aquests Scripts es podrien aplicar des de diverses màquines. </text:p>
            <text:p text:style-name="Text_20_body">Es poden usar les proves desenvolupades per les Proves de </text:p>
            <text:p text:style-name="Text_20_body">Funcionalitat. </text:p>
          </table:table-cell>
        </table:table-row>
        <table:table-row>
          <table:table-cell table:style-name="Table5.A2" office:value-type="string">
            <text:p text:style-name="P3">Criteris de correctesa</text:p>
          </table:table-cell>
          <table:table-cell table:style-name="Table5.B2" office:value-type="string">
            <text:p text:style-name="Text_20_body">- Transacció simple o un sol usuari. Completar la prova sense errors i en el temps esperat (cada transacció separada<text:span text:style-name="T17">ment). </text:span></text:p>
            <text:p text:style-name="P5"><text:span text:style-name="T4">- Múltiples transaccions o múltiples usuaris. Completar la prova sense </text:span><text:span text:style-name="T4">errors i en el temps esperat. </text:span></text:p>
          </table:table-cell>
        </table:table-row>
        <table:table-row>
          <table:table-cell table:style-name="Table5.A2" office:value-type="string">
            <text:p text:style-name="P3">Consideracions especials</text:p>
          </table:table-cell>
          <table:table-cell table:style-name="Table5.B2" office:value-type="string">
            <text:p text:style-name="Text_20_body">- La prova ha d'incloure el cas que el servidor estigui sobrecarregat. Hi ha diferents mètodes per provar això: </text:p>
            <text:p text:style-name="Text_20_body">* Transaccions directes amb el servidor, normalment en forma de crides SQL. </text:p>
            <text:p text:style-name="Text_20_body">* Crear una càrrega que simuli cents de clients. </text:p>
            <text:p text:style-name="Text_20_body"><text:span text:style-name="T1">* Usar múltiples clients físics, cadascun executant </text:span><text:span text:style-name="T2">Test Scripts</text:span><text:span text:style-name="T3"> per </text:span><text:span text:style-name="T3">demanar una càrrega del sistema. </text:span></text:p>
            <text:p text:style-name="Text_20_body">- La prova d'actuació s'hauria de fer en una màquina dedicada </text:p>
            <text:p text:style-name="Text_20_body">exclusivament per a això. Així hi haurà un control ple del temps. </text:p>
            <text:p text:style-name="Text_20_body">- La base de dades usada per pes proves d'actuació hauria de tenir un tamany igual a la base de dades que s'usarà. </text:p>
          </table:table-cell>
        </table:table-row>
      </table:table>
      <text:h text:style-name="P2" text:outline-level="4"><text:soft-page-break/>Proves de càrrega</text:h>
      <text:p text:style-name="Text_20_body"><text:span text:style-name="T10">Les Proves de càrrega mesuren el sistema en càrregues de treball diferents per tal d'avaluar el correcte funcionament del sistema en cadascun d'aquests estats. L'objectiu de les proves de càrrega és el de determinar que el sistema funciona correctament més enllà de la càrrega de treball màxima esperada. A més, les proves de càrrega avaluen les característiques de funcionament (temps de resposta, temps de transacció, i altres paràmetres dependents del temps.</text:span><text:span text:style-name="T5"> </text:span></text:p>
      <table:table table:name="Table6" table:style-name="Table6">
        <table:table-column table:style-name="Table6.A"/>
        <table:table-column table:style-name="Table6.B"/>
        <table:table-row>
          <table:table-cell table:style-name="Table6.A1" office:value-type="string">
            <text:p text:style-name="P3">Objectiu de la prova</text:p>
          </table:table-cell>
          <table:table-cell table:style-name="Table6.B1" office:value-type="string">
            <text:p text:style-name="Text_20_body">Verificar la resposta del sistema en determinades transaccions o casos de negoci amb condicions de treball variants.</text:p>
          </table:table-cell>
        </table:table-row>
        <table:table-row>
          <table:table-cell table:style-name="Table6.A2" office:value-type="string">
            <text:p text:style-name="P3">Tècnica</text:p>
          </table:table-cell>
          <table:table-cell table:style-name="Table6.B2" office:value-type="string">
            <text:p text:style-name="P5">- Utilitzar les proves desenvolupades en les proves de Funcionalitat. </text:p>
            <text:p text:style-name="P11">- Modificar fitxers de dades (per incrementar el nombre de transaccions) o els tests per incrementar el nombre de vegades que cada transacció té lloc. </text:p>
          </table:table-cell>
        </table:table-row>
        <table:table-row>
          <table:table-cell table:style-name="Table6.A2" office:value-type="string">
            <text:p text:style-name="P3">Criteris de correctesa</text:p>
          </table:table-cell>
          <table:table-cell table:style-name="Table6.B2" office:value-type="string">
            <text:p text:style-name="Text_20_body">Completar les proves sense errors i amb un temps acceptable. </text:p>
          </table:table-cell>
        </table:table-row>
        <table:table-row>
          <table:table-cell table:style-name="Table6.A2" office:value-type="string">
            <text:p text:style-name="P3">Consideracions especials</text:p>
          </table:table-cell>
          <table:table-cell table:style-name="Table6.B2" office:value-type="string">
            <text:p text:style-name="Text_20_body">- La prova d'actuació s'hauria de fer en una màquina dedicada </text:p>
            <text:p text:style-name="Text_20_body">exclusivament per a això. Així hi haurà un control ple del temps. </text:p>
            <text:p text:style-name="Text_20_body">- La base de dades usada per pes proves d'actuació hauria de tenir un </text:p>
            <text:p text:style-name="Text_20_body">tamany igual a la base de dades que s'usarà. </text:p>
          </table:table-cell>
        </table:table-row>
      </table:table>
      <text:h text:style-name="P2" text:outline-level="4">Proves de seguretat i control d'accés</text:h>
      <text:p text:style-name="P7">Les Proves de Seguretat i Control d'accés es centren en dos aspectes. </text:p>
      <text:p text:style-name="P7"><text:span text:style-name="T4">-</text:span><text:span text:style-name="T12"> </text:span><text:span text:style-name="T4">La seguretat de l'aplicació, que inclou l'accés a la base de dades o a les diverses opcions de l'aplicació. </text:span></text:p>
      <text:p text:style-name="P7"><text:span text:style-name="T4">-</text:span><text:span text:style-name="T12"> </text:span><text:span text:style-name="T4">La seguretat del sistema, que inclou els login al sistema. </text:span></text:p>
      <text:p text:style-name="P7">S'ha d'assegurar que els usuaris tenen accés restringit a les funcions específiques i a les dades específiques que segons uns criteris definits. <text:s/></text:p>
      <table:table table:name="Table9" table:style-name="Table9">
        <table:table-column table:style-name="Table9.A"/>
        <table:table-column table:style-name="Table9.B"/>
        <table:table-row>
          <table:table-cell table:style-name="Table9.A1" office:value-type="string">
            <text:p text:style-name="P3">Objectiu de la prova</text:p>
          </table:table-cell>
          <table:table-cell table:style-name="Table9.B1" office:value-type="string">
            <text:p text:style-name="P5"><text:span text:style-name="T4">Verificar que els usuaris poden accedir només a aquelles funcions i dades </text:span><text:span text:style-name="T4">per les quals el seu rol té permís. </text:span></text:p>
          </table:table-cell>
        </table:table-row>
        <table:table-row>
          <table:table-cell table:style-name="Table9.A2" office:value-type="string">
            <text:p text:style-name="P3">Tècnica</text:p>
          </table:table-cell>
          <table:table-cell table:style-name="Table9.B2" office:value-type="string">
            <text:p text:style-name="P5">- Funcions i seguretat de les dades: Identificar i llistar per cada tipus d'usuari les funcions i dades a les quals ha de tenir permís per accedir. </text:p>
            <text:p text:style-name="P5">- Crear proves per cada tipus d'usuari i verificar els permisos creant transaccions específiques per a cada rol. </text:p>
            <text:p text:style-name="P5">- Modificar els rols i repetir les proves pels mateixos <text:soft-page-break/>usuaris. Verificar que les noves funcions i dades accessibles són les que pertoquen.</text:p>
          </table:table-cell>
        </table:table-row>
        <table:table-row>
          <table:table-cell table:style-name="Table9.A2" office:value-type="string">
            <text:p text:style-name="P3">Criteris de correctesa</text:p>
          </table:table-cell>
          <table:table-cell table:style-name="Table9.B2" office:value-type="string">
            <text:p text:style-name="P11">Per cada tipus d'usuari les funcions i dades accessibles són les que li pertoquen segons els criteris definits. </text:p>
          </table:table-cell>
        </table:table-row>
        <table:table-row>
          <table:table-cell table:style-name="Table9.A2" office:value-type="string">
            <text:p text:style-name="P3">Consideracions especials</text:p>
          </table:table-cell>
          <table:table-cell table:style-name="Table9.B2" office:value-type="string">
            <text:p text:style-name="P5"><text:span text:style-name="T4">- Com que el software no usa Internet, no hi ha problemes de seguretat de </text:span><text:span text:style-name="T4">xarxes. </text:span></text:p>
          </table:table-cell>
        </table:table-row>
      </table:table>
      <text:h text:style-name="P2" text:outline-level="4">Proves de fallades i recuperació</text:h>
      <text:p text:style-name="Text_20_body"><text:span text:style-name="T4">Les Proves de Fallades i Recuperació verifiquen el correcte funcionament de l'aplicació quan és sotmesa a fallades importants, com poden ser talls de corrent, i que la posterior recuperació de </text:span>les dades es fa de forma correcta.</text:p>
      <table:table table:name="Table3" table:style-name="Table3">
        <table:table-column table:style-name="Table3.A"/>
        <table:table-column table:style-name="Table3.B"/>
        <table:table-row>
          <table:table-cell table:style-name="Table3.A1" office:value-type="string">
            <text:p text:style-name="P3">Objectiu de la prova</text:p>
          </table:table-cell>
          <table:table-cell table:style-name="Table3.B1" office:value-type="string">
            <text:p text:style-name="P5">Verificar que els usuaris poden accedir només a aquelles funcions i dades per les quals el seu rol té permís. </text:p>
          </table:table-cell>
        </table:table-row>
        <table:table-row>
          <table:table-cell table:style-name="Table3.A2" office:value-type="string">
            <text:p text:style-name="P3">Tècnica</text:p>
          </table:table-cell>
          <table:table-cell table:style-name="Table3.B2" office:value-type="string">
            <text:p text:style-name="P5"><text:span text:style-name="T4">Usar els </text:span><text:span text:style-name="T8">Test Scripts</text:span><text:span text:style-name="T9"> ja desenvolupats i sotmetre el sistema a condicions inesperades com poden ser talls de corrent. </text:span></text:p>
          </table:table-cell>
        </table:table-row>
        <table:table-row>
          <table:table-cell table:style-name="Table3.A2" office:value-type="string">
            <text:p text:style-name="P3">Criteris de correctesa</text:p>
          </table:table-cell>
          <table:table-cell table:style-name="Table3.B2" office:value-type="string">
            <text:p text:style-name="P5">Que la informació perduda es recupera de la forma esperada. </text:p>
          </table:table-cell>
        </table:table-row>
        <table:table-row>
          <table:table-cell table:style-name="Table3.A2" office:value-type="string">
            <text:p text:style-name="P3">Consideracions especials</text:p>
          </table:table-cell>
          <table:table-cell table:style-name="Table3.B2" office:value-type="string">
            <text:p text:style-name="P5">S'ha de pensar en diverses condicions que poden provocar fallades del sistema. </text:p>
          </table:table-cell>
        </table:table-row>
      </table:table>
      <text:h text:style-name="P2" text:outline-level="4">Proves de configuració</text:h>
      <text:p text:style-name="Text_20_body">Les Proves de Fallades i Recuperació verifiquen el correcte funcionament de l'aplicació quan és sotmesa a fallades importants, com poden ser talls de corrent, i que la posterior recuperació de les dades es fa de forma correcta. </text:p>
      <table:table table:name="Table10" table:style-name="Table10">
        <table:table-column table:style-name="Table10.A"/>
        <table:table-column table:style-name="Table10.B"/>
        <table:table-row>
          <table:table-cell table:style-name="Table10.A1" office:value-type="string">
            <text:p text:style-name="P3">Objectiu de la prova</text:p>
          </table:table-cell>
          <table:table-cell table:style-name="Table10.B1" office:value-type="string">
            <text:p text:style-name="P7">Verificar que el sistema recupera de forma correcta les dades després d'un esdeveniment inesperat al sistema. </text:p>
          </table:table-cell>
        </table:table-row>
        <table:table-row>
          <table:table-cell table:style-name="Table10.A2" office:value-type="string">
            <text:p text:style-name="P3">Tècnica</text:p>
          </table:table-cell>
          <table:table-cell table:style-name="Table10.B2" office:value-type="string">
            <text:p text:style-name="P7"><text:span text:style-name="T4">- Usar els </text:span><text:span text:style-name="T8">Test Scripts</text:span><text:span text:style-name="T9"> ja desenvolupats. </text:span></text:p>
            <text:p text:style-name="P7">- Obrir diverses aplicacions de PC, al principi i al mig de l'execució de la prova. </text:p>
            <text:p text:style-name="P7">- Executar transaccions per simular les activitats de l'usuari fent córrer diverses aplicacions. </text:p>
            <text:p text:style-name="P7">- Repetir el procés minimitzant la memòria disponible de l'usuari. </text:p>
          </table:table-cell>
        </table:table-row>
        <table:table-row>
          <table:table-cell table:style-name="Table10.A2" office:value-type="string">
            <text:p text:style-name="P3">Criteris de correctesa</text:p>
          </table:table-cell>
          <table:table-cell table:style-name="Table10.B2" office:value-type="string">
            <text:p text:style-name="P7">Per cada combinació les transaccions s'haurien de completar sense errors. </text:p>
          </table:table-cell>
        </table:table-row>
        <table:table-row>
          <table:table-cell table:style-name="Table10.A2" office:value-type="string">
            <text:p text:style-name="P3">Consideracions especials</text:p>
          </table:table-cell>
          <table:table-cell table:style-name="Table10.B2" office:value-type="string">
            <text:p text:style-name="P7">- Quines aplicacions usa el client normalment? </text:p>
            <text:p text:style-name="P7"><text:span text:style-name="T18">- Quines aplicacions que usen un volum alt de dades són utilitzades </text:span>(Word, Excel,...)? </text:p>
            <text:p text:style-name="P12"><text:soft-page-break/>- També s'han de tenir en compte les condicions dels servidors, bases de dades, etc. </text:p>
          </table:table-cell>
        </table:table-row>
      </table:table>
      <text:h text:style-name="P2" text:outline-level="4">Proves d'instal·lació</text:h>
      <text:p text:style-name="Text_20_body">L'objectiu d'aquesta prova és verificar el correcte funcionament de l'instal·lació dels diversos elements hardware de que és composa tot el sistema, així com que les connexions que precisin els diferents elements del software estiguin disponibles per a ser utilitzades.</text:p>
      <table:table table:name="Table11" table:style-name="Table11">
        <table:table-column table:style-name="Table11.A"/>
        <table:table-column table:style-name="Table11.B"/>
        <table:table-row>
          <table:table-cell table:style-name="Table11.A1" office:value-type="string">
            <text:p text:style-name="P3">Objectiu de la prova</text:p>
          </table:table-cell>
          <table:table-cell table:style-name="Table11.B1" office:value-type="string">
            <text:p text:style-name="Text_20_body">Verificar el correcte funcionament de tots els elements hardware del sistema, tant la seva instal·lació com a unitat, com el conjunt de tot el hardware.</text:p>
          </table:table-cell>
        </table:table-row>
        <table:table-row>
          <table:table-cell table:style-name="Table11.A2" office:value-type="string">
            <text:p text:style-name="P3">Tècnica</text:p>
          </table:table-cell>
          <table:table-cell table:style-name="Table11.B2" office:value-type="string">
            <text:p text:style-name="Text_20_body">- Les proves per a verificar el comportament és realitzaran primer sobre cadascuna de les unitats hardware de manera individual.</text:p>
            <text:p text:style-name="Text_20_body">- Comprovar el correcte funcionament de diversos subconjunts de les peces hardware que intevendran en el muntatge final.</text:p>
            <text:p text:style-name="Text_20_body">- Comprovar el funcionament global del muntatge hardware amb tots els elements que hi intervendran.</text:p>
          </table:table-cell>
        </table:table-row>
        <table:table-row>
          <table:table-cell table:style-name="Table11.A2" office:value-type="string">
            <text:p text:style-name="P3">Criteris de correctesa</text:p>
          </table:table-cell>
          <table:table-cell table:style-name="Table11.B2" office:value-type="string">
            <text:p text:style-name="Text_20_body">El conjunt de proves que és realitzin sobre el hardware tindrien que donar un resultat positiu, entenguen per això <text:s/>obtindré com a resultat el resultat esperat per la prova.</text:p>
          </table:table-cell>
        </table:table-row>
        <table:table-row>
          <table:table-cell table:style-name="Table11.A2" office:value-type="string">
            <text:p text:style-name="P3">Consideracions especials</text:p>
          </table:table-cell>
          <table:table-cell table:style-name="Table11.B2" office:value-type="string">
            <text:p text:style-name="Text_20_body">Cal tenir en compte quins són els requisits hardware dels diferents elements del software.</text:p>
          </table:table-cell>
        </table:table-row>
      </table:table>
      <text:h text:style-name="Heading_20_3" text:outline-level="3">Recursos</text:h>
      <text:p text:style-name="Text_20_body">A continuació detallem tot el conjunt d'elements necessaris per a portar a terme el test plan. Els podríem separar el dos components clarament diferenciades. Per una banda el component humà que seran els encarregats de realitzar el conjunt de proves sobre els sistema i d'altra banda tot el conjunt de hardware i software sobre els que es realitzaran cadascuna de les proves mitjançant les quals testejarem el sistema.</text:p>
      <text:h text:style-name="Heading_20_4" text:outline-level="4">Humans</text:h>
      <text:p text:style-name="Text_20_body">A continuació detallarem els diferents rols que intervindran a la fase de proves del sistema. Per a cadascun dels rols indicarem el nombre de persones diferents que tindran que realitzar cadascun dels rols així com les responsabilitats que tindrà cadascun d'ells.</text:p>
      <text:p text:style-name="Text_20_body">Recordem que diferents rols poden ser portats a terme per la mateixa persona.</text:p>
      <table:table table:name="Taula1" table:style-name="Taula1">
        <table:table-column table:style-name="Taula1.A" table:number-columns-repeated="3"/>
        <table:table-row>
          <table:table-cell table:style-name="Taula1.A1" office:value-type="string">
            <text:p text:style-name="P4">Rol</text:p>
          </table:table-cell>
          <table:table-cell table:style-name="Taula1.A1" office:value-type="string">
            <text:p text:style-name="P4">Nombre de persones</text:p>
          </table:table-cell>
          <table:table-cell table:style-name="Taula1.C1" office:value-type="string">
            <text:p text:style-name="P4"><text:span text:style-name="T15">Responsabilitats</text:span> especifiques.</text:p>
          </table:table-cell>
        </table:table-row>
        <table:table-row>
          <table:table-cell table:style-name="Taula1.A2" office:value-type="string">
            <text:p text:style-name="P8"><text:span text:style-name="T15">Test Manager, Test Project Manager</text:span> </text:p>
          </table:table-cell>
          <table:table-cell table:style-name="Taula1.A2" office:value-type="string">
            <text:p text:style-name="P8">1</text:p>
          </table:table-cell>
          <table:table-cell table:style-name="Taula1.C2" office:value-type="string">
            <text:p text:style-name="P8">- Direcció tècnica</text:p>
            <text:p text:style-name="P8">- Proporcionar els recursos <text:soft-page-break/>necessaris</text:p>
            <text:p text:style-name="P8"><text:span text:style-name="T15">- Interlocutor amb direcció</text:span> </text:p>
          </table:table-cell>
        </table:table-row>
        <table:table-row>
          <table:table-cell table:style-name="Taula1.A2" office:value-type="string">
            <text:p text:style-name="P8"><text:span text:style-name="T15">Test Designer</text:span> </text:p>
          </table:table-cell>
          <table:table-cell table:style-name="Taula1.A2" office:value-type="string">
            <text:p text:style-name="P8">1</text:p>
          </table:table-cell>
          <table:table-cell table:style-name="Taula1.C2" office:value-type="string">
            <text:p text:style-name="P8">Identificar, prioritzar i implementar els casos de prova. Responsabilitats:</text:p>
            <text:p text:style-name="P8">- Generar el pla de proves</text:p>
            <text:p text:style-name="P8">- Generar el model de proves</text:p>
            <text:p text:style-name="P9">- Avaluar l’eficàcia de l’esforç de les proves</text:p>
          </table:table-cell>
        </table:table-row>
        <table:table-row>
          <table:table-cell table:style-name="Taula1.A2" office:value-type="string">
            <text:p text:style-name="P8"><text:span text:style-name="T15">Tester</text:span> </text:p>
          </table:table-cell>
          <table:table-cell table:style-name="Taula1.A2" office:value-type="string">
            <text:p text:style-name="P8">2</text:p>
          </table:table-cell>
          <table:table-cell table:style-name="Taula1.C2" office:value-type="string">
            <text:p text:style-name="P8">Executa les proves. Responsabilitats:</text:p>
            <text:p text:style-name="P8">- Executar les proves</text:p>
            <text:p text:style-name="P8">- Recordar els resultats</text:p>
            <text:p text:style-name="P8"><text:span text:style-name="T15">- Detectar els errors</text:span> </text:p>
          </table:table-cell>
        </table:table-row>
        <table:table-row>
          <table:table-cell table:style-name="Taula1.A2" office:value-type="string">
            <text:p text:style-name="P8"><text:span text:style-name="T15">Test System Administrator</text:span> </text:p>
          </table:table-cell>
          <table:table-cell table:style-name="Taula1.A2" office:value-type="string">
            <text:p text:style-name="P8">1</text:p>
          </table:table-cell>
          <table:table-cell table:style-name="Taula1.C2" office:value-type="string">
            <text:p text:style-name="P8">Comprova que l’ambient on es desenvolupen les proves és el correcte. Responsabilitats:</text:p>
            <text:p text:style-name="P8">- Administrar el sistema on es desenvolupen les proves.</text:p>
            <text:p text:style-name="P8"><text:span text:style-name="T15">- Instal·lar i permetre l’accés als sistemes de proves per part de les persones implicades.</text:span> </text:p>
          </table:table-cell>
        </table:table-row>
        <table:table-row>
          <table:table-cell table:style-name="Taula1.A2" office:value-type="string">
            <text:p text:style-name="P8"><text:span text:style-name="T15">Database Administration / Database Manager</text:span> </text:p>
          </table:table-cell>
          <table:table-cell table:style-name="Taula1.A2" office:value-type="string">
            <text:p text:style-name="P8"><text:span text:style-name="T15">1</text:span> </text:p>
          </table:table-cell>
          <table:table-cell table:style-name="Taula1.C2" office:value-type="string">
            <text:p text:style-name="P8">Assegurar-se que la base de dades on es fan les proves és correcta. Responsabilitats:</text:p>
            <text:p text:style-name="P8"><text:span text:style-name="T15">- Administrar la base de dades de les proves.</text:span> </text:p>
          </table:table-cell>
        </table:table-row>
        <table:table-row>
          <table:table-cell table:style-name="Taula1.A2" office:value-type="string">
            <text:p text:style-name="P8"><text:span text:style-name="T15">Dissenyadors</text:span> </text:p>
          </table:table-cell>
          <table:table-cell table:style-name="Taula1.A2" office:value-type="string">
            <text:p text:style-name="P8"><text:span text:style-name="T15">2</text:span> </text:p>
          </table:table-cell>
          <table:table-cell table:style-name="Taula1.C2" office:value-type="string">
            <text:p text:style-name="P8">Identificar i definir les operacions, atributs i associacions de les classes de les proves. Responsabilitats:</text:p>
            <text:p text:style-name="P8">- Identificar i definir les classes de les proves</text:p>
            <text:p text:style-name="P8"><text:span text:style-name="T15">- Identificar i definir els packages de les proves</text:span> </text:p>
          </table:table-cell>
        </table:table-row>
        <text:soft-page-break/>
        <table:table-row>
          <table:table-cell table:style-name="Taula1.A2" office:value-type="string">
            <text:p text:style-name="P8"><text:span text:style-name="T15">Implementadors</text:span> </text:p>
          </table:table-cell>
          <table:table-cell table:style-name="Taula1.A2" office:value-type="string">
            <text:p text:style-name="P8">2</text:p>
          </table:table-cell>
          <table:table-cell table:style-name="Taula1.C2" office:value-type="string">
            <text:p text:style-name="P8">Implementa les classes de tests i els packages. Responsabilitats:</text:p>
            <text:p text:style-name="P8"><text:span text:style-name="T15">- Crear i implementar les classes i packages de les proves.</text:span> </text:p>
          </table:table-cell>
        </table:table-row>
      </table:table>
      <text:h text:style-name="Heading_20_4" text:outline-level="4">Sistema</text:h>
      <text:p text:style-name="Text_20_body">A continuació detallarem tots aquells elements que ens seran necessaris per a portar a terme tot el conjunt de proves.</text:p>
      <table:table table:name="Taula2" table:style-name="Taula2">
        <table:table-column table:style-name="Taula2.A"/>
        <table:table-column table:style-name="Taula2.B"/>
        <table:table-row>
          <table:table-cell table:style-name="Taula2.A1" office:value-type="string">
            <text:p text:style-name="P16">Dispositiu</text:p>
          </table:table-cell>
          <table:table-cell table:style-name="Taula2.B1" office:value-type="string">
            <text:p text:style-name="P16">Número de elements</text:p>
          </table:table-cell>
        </table:table-row>
        <table:table-row>
          <table:table-cell table:style-name="Taula2.A2" office:value-type="string">
            <text:p text:style-name="Table_20_Contents">Servidor del sistema</text:p>
          </table:table-cell>
          <table:table-cell table:style-name="Taula2.B2" office:value-type="string">
            <text:p text:style-name="Table_20_Contents">1</text:p>
          </table:table-cell>
        </table:table-row>
        <table:table-row>
          <table:table-cell table:style-name="Taula2.A2" office:value-type="string">
            <text:p text:style-name="Table_20_Contents">Ordinador on realitzar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Ordinador on desenvolupar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Conjunt de les proves</text:p>
          </table:table-cell>
          <table:table-cell table:style-name="Taula2.B2" office:value-type="string">
            <text:p text:style-name="Table_20_Contents">1 (mínim)</text:p>
          </table:table-cell>
        </table:table-row>
        <table:table-row>
          <table:table-cell table:style-name="Taula2.A2" office:value-type="string">
            <text:p text:style-name="Table_20_Contents">Conjunt de navegadors web</text:p>
          </table:table-cell>
          <table:table-cell table:style-name="Taula2.B2" office:value-type="string">
            <text:p text:style-name="Table_20_Contents">1 (mínim)</text:p>
          </table:table-cell>
        </table:table-row>
      </table:table>
      <text:h text:style-name="Heading_20_4" text:outline-level="4">Planificació de les test plan</text:h>
      <text:p text:style-name="Text_20_body">A continuació detallam cadascuna de les etapes que formaran part del test plan i per a cadascuna d'aquestes l'esforç que requerirà i el temps que requerirà la seva realització.</text:p>
      <table:table table:name="Taula3" table:style-name="Taula3">
        <table:table-column table:style-name="Taula3.A" table:number-columns-repeated="3"/>
        <table:table-column table:style-name="Taula3.D"/>
        <table:table-row>
          <table:table-cell table:style-name="Taula3.A1" office:value-type="string">
            <text:p text:style-name="P4">Objectiu</text:p>
          </table:table-cell>
          <table:table-cell table:style-name="Taula3.A1" office:value-type="string">
            <text:p text:style-name="P4">Esforç (hores per prova)</text:p>
          </table:table-cell>
          <table:table-cell table:style-name="Taula3.A1" office:value-type="string">
            <text:p text:style-name="P4">Data inici</text:p>
          </table:table-cell>
          <table:table-cell table:style-name="Taula3.D1" office:value-type="string">
            <text:p text:style-name="P4">Data finalització</text:p>
          </table:table-cell>
        </table:table-row>
        <table:table-row>
          <table:table-cell table:style-name="Taula3.A2" office:value-type="string">
            <text:p text:style-name="P8"><text:span text:style-name="T15">Planificació de les proves</text:span> </text:p>
          </table:table-cell>
          <table:table-cell table:style-name="Taula3.A2" office:value-type="string">
            <text:p text:style-name="P15">20</text:p>
          </table:table-cell>
          <table:table-cell table:style-name="Taula3.A2" office:value-type="string">
            <text:p text:style-name="P15">26/06/08</text:p>
          </table:table-cell>
          <table:table-cell table:style-name="Taula3.D2" office:value-type="string">
            <text:p text:style-name="P15">05/07/08</text:p>
          </table:table-cell>
        </table:table-row>
        <table:table-row>
          <table:table-cell table:style-name="Taula3.A2" office:value-type="string">
            <text:p text:style-name="P8"><text:span text:style-name="T15">Disseny de les proves</text:span> </text:p>
          </table:table-cell>
          <table:table-cell table:style-name="Taula3.A2" office:value-type="string">
            <text:p text:style-name="P15">45</text:p>
          </table:table-cell>
          <table:table-cell table:style-name="Taula3.A2" office:value-type="string">
            <text:p text:style-name="P15">02/07/08</text:p>
          </table:table-cell>
          <table:table-cell table:style-name="Taula3.D2" office:value-type="string">
            <text:p text:style-name="P15">10/07/08</text:p>
          </table:table-cell>
        </table:table-row>
        <table:table-row>
          <table:table-cell table:style-name="Taula3.A2" office:value-type="string">
            <text:p text:style-name="P8"><text:span text:style-name="T15">Implementació de les proves</text:span> </text:p>
          </table:table-cell>
          <table:table-cell table:style-name="Taula3.A2" office:value-type="string">
            <text:p text:style-name="P15">50</text:p>
          </table:table-cell>
          <table:table-cell table:style-name="Taula3.A2" office:value-type="string">
            <text:p text:style-name="P15">05/07/08</text:p>
          </table:table-cell>
          <table:table-cell table:style-name="Taula3.D2" office:value-type="string">
            <text:p text:style-name="P15">21/07/08</text:p>
          </table:table-cell>
        </table:table-row>
        <table:table-row>
          <table:table-cell table:style-name="Taula3.A2" office:value-type="string">
            <text:p text:style-name="P8"><text:span text:style-name="T15">Execució de les proves</text:span> </text:p>
          </table:table-cell>
          <table:table-cell table:style-name="Taula3.A2" office:value-type="string">
            <text:p text:style-name="P15">20</text:p>
          </table:table-cell>
          <table:table-cell table:style-name="Taula3.A2" office:value-type="string">
            <text:p text:style-name="P15">16/07/08</text:p>
          </table:table-cell>
          <table:table-cell table:style-name="Taula3.D2" office:value-type="string">
            <text:p text:style-name="P15">25/07/08</text:p>
          </table:table-cell>
        </table:table-row>
        <table:table-row>
          <table:table-cell table:style-name="Taula3.A2" office:value-type="string">
            <text:p text:style-name="P8"><text:span text:style-name="T15">Avaluació de les proves</text:span> </text:p>
          </table:table-cell>
          <table:table-cell table:style-name="Taula3.A2" office:value-type="string">
            <text:p text:style-name="P15">25</text:p>
          </table:table-cell>
          <table:table-cell table:style-name="Taula3.A2" office:value-type="string">
            <text:p text:style-name="P15">25/07/08</text:p>
          </table:table-cell>
          <table:table-cell table:style-name="Taula3.D2" office:value-type="string">
            <text:p text:style-name="P15">31/07/08</text:p>
          </table:table-cell>
        </table:table-row>
      </table:table>
      <text:h text:style-name="Heading_20_4" text:outline-level="4">Entregables</text:h>
      <text:p text:style-name="Text_20_body">Un cop realitzats totes les proves sobre el sistema, tota aquesta informació es tindrà que recollir en una serie de documents que detallaran tot el procediment. A continuació detallem el conjunt de documents que recollirà tota aquesta informació i per a cadascun d'ells quina serà la informació que recollirà.</text:p>
      <table:table table:name="Taula4" table:style-name="Taula4">
        <table:table-column table:style-name="Taula4.A"/>
        <table:table-column table:style-name="Taula4.B"/>
        <table:table-row>
          <table:table-cell table:style-name="Taula4.A1" office:value-type="string">
            <text:p text:style-name="P3">Test Plan<text:soft-page-break/></text:p>
          </table:table-cell>
          <table:table-cell table:style-name="Taula4.B1" office:value-type="string">
            <text:p text:style-name="Text_20_body"><text:span text:style-name="T19">Document que es realitza a la fase de planificació. Consisteix en </text:span><text:soft-page-break/><text:span text:style-name="T19">l’organització de la fase de proves. Ha d’anar acompanyat dels casos de prova detallats.</text:span> </text:p>
          </table:table-cell>
        </table:table-row>
        <table:table-row>
          <table:table-cell table:style-name="Taula4.A2" office:value-type="string">
            <text:p text:style-name="P3">Test Suite</text:p>
          </table:table-cell>
          <table:table-cell table:style-name="Taula4.B2" office:value-type="string">
            <text:p text:style-name="Text_20_body"><text:span text:style-name="T19">Llista de tots els casos de prova amb els </text:span><text:span text:style-name="T20">scripts </text:span><text:span text:style-name="T19">associats a cadascun d’ells.</text:span> </text:p>
          </table:table-cell>
        </table:table-row>
        <table:table-row>
          <table:table-cell table:style-name="Taula4.A2" office:value-type="string">
            <text:p text:style-name="P3">Test Model</text:p>
          </table:table-cell>
          <table:table-cell table:style-name="Taula4.B2" office:value-type="string">
            <text:p text:style-name="P14">Per cada prova feta, s’hauria de fer un resum general de com ha anat la prova, què es volia provar, qui ha fet la prova, quins són els resultats...</text:p>
          </table:table-cell>
        </table:table-row>
        <table:table-row>
          <table:table-cell table:style-name="Taula4.A2" office:value-type="string">
            <text:p text:style-name="P3">Test Logs</text:p>
          </table:table-cell>
          <table:table-cell table:style-name="Taula4.B2" office:value-type="string">
            <text:p text:style-name="Text_20_body"><text:span text:style-name="T19">Registre de tots els resultats de cada execució d’una prova.</text:span> </text:p>
          </table:table-cell>
        </table:table-row>
        <table:table-row>
          <table:table-cell table:style-name="Taula4.A2" office:value-type="string">
            <text:p text:style-name="P3">Recull </text:p>
          </table:table-cell>
          <table:table-cell table:style-name="Taula4.B2" office:value-type="string">
            <text:p text:style-name="Text_20_body"><text:span text:style-name="T19">Tots els errors detectats al sistema s’haurien de reunir en un document que pot ser d’utilitat en algun moment més endavant.</text:span> </text:p>
          </table:table-cell>
        </table:table-row>
      </table:table>
      <text:p text:style-name="Text_20_body"/>
      <text:p text:style-name="Text_20_body">Per a cadascun d'aquests documents inclouran tot un seguit de tasques relacionades amb les proves del sistema.</text:p>
      <table:table table:name="Taula5" table:style-name="Taula5">
        <table:table-column table:style-name="Taula5.A"/>
        <table:table-column table:style-name="Taula5.B"/>
        <table:table-row>
          <table:table-cell table:style-name="Taula5.A1" office:value-type="string">
            <text:p text:style-name="P3">Test Plan</text:p>
          </table:table-cell>
          <table:table-cell table:style-name="Taula5.B1" office:value-type="string">
            <text:p text:style-name="P7">Identificar els requeriments per a les proves</text:p>
            <text:p text:style-name="P7">Avaluar riscos</text:p>
            <text:p text:style-name="P7">Desenvolupar l’estratègia per a les proves</text:p>
            <text:p text:style-name="P7">Identificar els recursos per a les proves</text:p>
            <text:p text:style-name="P7">Fer la planificació</text:p>
            <text:p text:style-name="P7"><text:span text:style-name="T15">Generar el </text:span><text:span text:style-name="T16">Test</text:span><text:span text:style-name="T15"> </text:span><text:span text:style-name="T16">Plan</text:span></text:p>
          </table:table-cell>
        </table:table-row>
        <table:table-row>
          <table:table-cell table:style-name="Taula5.A2" office:value-type="string">
            <text:p text:style-name="P3">Test Suite</text:p>
          </table:table-cell>
          <table:table-cell table:style-name="Taula5.B2" office:value-type="string">
            <text:p text:style-name="P7">Anàlisi de càrrega de treball.</text:p>
            <text:p text:style-name="P7">Identificar i descriure els tipus de proves</text:p>
            <text:p text:style-name="P7"><text:span text:style-name="T15">Identificar i estructurar els </text:span><text:span text:style-name="T16">Test Scripts</text:span> </text:p>
          </table:table-cell>
        </table:table-row>
        <table:table-row>
          <table:table-cell table:style-name="Taula5.A2" office:value-type="string">
            <text:p text:style-name="P3">Test Model</text:p>
          </table:table-cell>
          <table:table-cell table:style-name="Taula5.B2" office:value-type="string">
            <text:p text:style-name="P7">Preparar la configuració per a les proves</text:p>
            <text:p text:style-name="P7">Registrar o programar els <text:span text:style-name="T14">Test Scripts</text:span></text:p>
            <text:p text:style-name="P7">Desenvolupar <text:span text:style-name="T14">Test Stubs</text:span> i <text:span text:style-name="T14">Drivers</text:span></text:p>
            <text:p text:style-name="P7">Identificar les funcionalitats específiques de les proves en el model de disseny i implementació.</text:p>
            <text:p text:style-name="P7"><text:span text:style-name="T15">Establir conjunts de dades externs</text:span> </text:p>
          </table:table-cell>
        </table:table-row>
        <table:table-row>
          <table:table-cell table:style-name="Taula5.A2" office:value-type="string">
            <text:p text:style-name="P3">Test Logs</text:p>
          </table:table-cell>
          <table:table-cell table:style-name="Taula5.B2" office:value-type="string">
            <text:p text:style-name="P7"><text:span text:style-name="T15">Executar els </text:span><text:span text:style-name="T16">Test Scripts</text:span></text:p>
            <text:p text:style-name="P10">Avaluar l’execució de les proves</text:p>
            <text:p text:style-name="P7">Verificar els resultats</text:p>
            <text:p text:style-name="P7">Investigar els resultats no esperats</text:p>
            <text:p text:style-name="P7"><text:span text:style-name="T15">Arxivar els defectes</text:span> </text:p>
          </table:table-cell>
        </table:table-row>
        <table:table-row>
          <table:table-cell table:style-name="Taula5.A2" office:value-type="string">
            <text:p text:style-name="P3">Recull </text:p>
          </table:table-cell>
          <table:table-cell table:style-name="Taula5.B2" office:value-type="string">
            <text:p text:style-name="P7">Avaluar si s’han cobert els casos de prova</text:p>
            <text:p text:style-name="P7">Analitzar els defectes</text:p>
            <text:p text:style-name="P7">Determinar si s’han complert els criteris de completesa de les <text:soft-page-break/>proves</text:p>
            <text:p text:style-name="P7"><text:span text:style-name="T15">Crear un resum de l’avaluació de les proves</text:span> </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Helvetica2" svg:font-family="Helvetica"/>
    <style:font-face style:name="StarSymbol" svg:font-family="StarSymbol"/>
    <style:font-face style:name="Tahoma1" svg:font-family="Tahoma"/>
    <style:font-face style:name="ArialMT" svg:font-family="ArialMT"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list-level-position-and-space-mode="label-width-and-position" text:min-label-distance="0.381cm"/>
      </text:outline-level-style>
      <text:outline-level-style text:level="2" style:num-format="">
        <style:list-level-properties text:list-level-position-and-space-mode="label-width-and-position" text:min-label-distance="0.381cm"/>
      </text:outline-level-style>
      <text:outline-level-style text:level="3" style:num-format="">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4T21:51:38</dc:date>
    <dc:language>es-ES</dc:language>
    <meta:editing-cycles>42</meta:editing-cycles>
    <meta:editing-duration>PT06H22M10S</meta:editing-duration>
    <meta:document-statistic meta:table-count="14" meta:image-count="0" meta:object-count="0" meta:page-count="13" meta:paragraph-count="313" meta:word-count="3933" meta:character-count="24455"/>
    <meta:user-defined meta:name="Info 1" meta:value-type="string"/>
    <meta:user-defined meta:name="Info 2" meta:value-type="string"/>
    <meta:user-defined meta:name="Info 3" meta:value-type="string"/>
    <meta:user-defined meta:name="Info 4" meta:value-type="string"/>
  </office:meta>
</office:document-meta>
</file>